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6.08cm" svg:x2="4.81cm" svg:y2="14.97cm">
          <text:p/>
        </draw:line>
        <draw:line draw:style-name="gr1" draw:text-style-name="P1" draw:layer="layout" svg:x1="13.7cm" svg:y1="14.97cm" svg:x2="4.81cm" svg:y2="14.97cm">
          <text:p/>
        </draw:line>
        <draw:frame draw:style-name="gr2" draw:text-style-name="P2" draw:layer="layout" svg:width="9.345cm" svg:height="0.962cm" svg:x="4.637cm" svg:y="15.224cm">
          <draw:text-box>
            <text:p>Area of a raster cell, grain [km<text:span text:style-name="T1">2</text:span>]</text:p>
          </draw:text-box>
        </draw:frame>
        <draw:frame draw:style-name="gr3" draw:text-style-name="P2" draw:layer="layout" svg:width="5.955cm" svg:height="1.673cm" draw:transform="rotate (1.5707963267949) translate (3.667cm 13.116cm)">
          <draw:text-box>
            <text:p>Range size [km<text:span text:style-name="T1">2</text:span>]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1:55:45.855843685</meta:creation-date>
    <dc:date>2018-01-22T11:59:45.034046196</dc:date>
    <meta:editing-duration>PT18S</meta:editing-duration>
    <meta:editing-cycles>1</meta:editing-cycles>
    <meta:generator>LibreOffice/5.4.4.2$Linux_X86_64 LibreOffice_project/40m0$Build-2</meta:generator>
    <meta:document-statistic meta:object-count="4"/>
  </office:meta>
</office:document-meta>
</file>